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c57eb2" officeooo:paragraph-rsid="00c57eb2"/>
    </style:style>
    <style:style style:name="P2" style:family="paragraph" style:parent-style-name="Text_20_body">
      <style:text-properties fo:language="en" fo:country="US"/>
    </style:style>
    <style:style style:name="P3" style:family="paragraph" style:parent-style-name="Text_20_body">
      <style:text-properties officeooo:paragraph-rsid="00c76d82"/>
    </style:style>
    <style:style style:name="P4" style:family="paragraph" style:parent-style-name="Text_20_body">
      <style:text-properties officeooo:paragraph-rsid="00cacd19"/>
    </style:style>
    <style:style style:name="P5" style:family="paragraph" style:parent-style-name="Text_20_body" style:list-style-name="L9">
      <style:text-properties officeooo:paragraph-rsid="00cb70fc"/>
    </style:style>
    <style:style style:name="P6" style:family="paragraph" style:parent-style-name="Text_20_body" style:list-style-name="L9">
      <style:text-properties officeooo:paragraph-rsid="00ccbbdd"/>
    </style:style>
    <style:style style:name="P7" style:family="paragraph" style:parent-style-name="Text_20_body" style:list-style-name="L9">
      <style:text-properties officeooo:paragraph-rsid="00d275eb"/>
    </style:style>
    <style:style style:name="P8" style:family="paragraph" style:parent-style-name="Text_20_body">
      <style:text-properties officeooo:paragraph-rsid="00d2b6b1"/>
    </style:style>
    <style:style style:name="P9" style:family="paragraph" style:parent-style-name="Text_20_body" style:list-style-name="L10"/>
    <style:style style:name="P10" style:family="paragraph" style:parent-style-name="Text_20_body">
      <style:text-properties officeooo:rsid="00d71d30" officeooo:paragraph-rsid="00d71d30"/>
    </style:style>
    <style:style style:name="P11" style:family="paragraph" style:parent-style-name="Text_20_body">
      <style:text-properties officeooo:paragraph-rsid="00d7ff08"/>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text-properties officeooo:paragraph-rsid="00d394ee"/>
    </style:style>
    <style:style style:name="P14" style:family="paragraph" style:parent-style-name="Heading_20_1">
      <style:text-properties officeooo:paragraph-rsid="00700167"/>
    </style:style>
    <style:style style:name="T1" style:family="text">
      <style:text-properties fo:language="en" fo:country="US" officeooo:rsid="00c57eb2"/>
    </style:style>
    <style:style style:name="T2" style:family="text">
      <style:text-properties officeooo:rsid="00c57eb2"/>
    </style:style>
    <style:style style:name="T3" style:family="text">
      <style:text-properties officeooo:rsid="00c76d82"/>
    </style:style>
    <style:style style:name="T4" style:family="text">
      <style:text-properties officeooo:rsid="00c7e5a6"/>
    </style:style>
    <style:style style:name="T5" style:family="text">
      <style:text-properties officeooo:rsid="00cb70fc"/>
    </style:style>
    <style:style style:name="T6" style:family="text">
      <style:text-properties fo:font-weight="normal" officeooo:rsid="00cb70fc" style:font-weight-asian="normal" style:font-weight-complex="normal"/>
    </style:style>
    <style:style style:name="T7" style:family="text">
      <style:text-properties fo:font-weight="normal" officeooo:rsid="00cbbea2" style:font-weight-asian="normal" style:font-weight-complex="normal"/>
    </style:style>
    <style:style style:name="T8" style:family="text">
      <style:text-properties fo:font-weight="normal" officeooo:rsid="00ccbbdd" style:font-weight-asian="normal" style:font-weight-complex="normal"/>
    </style:style>
    <style:style style:name="T9" style:family="text">
      <style:text-properties fo:font-weight="normal" officeooo:rsid="00d275eb" style:font-weight-asian="normal" style:font-weight-complex="normal"/>
    </style:style>
    <style:style style:name="T10" style:family="text">
      <style:text-properties officeooo:rsid="00cec932"/>
    </style:style>
    <style:style style:name="T11" style:family="text">
      <style:text-properties officeooo:rsid="00d0f1e1"/>
    </style:style>
    <style:style style:name="T12" style:family="text">
      <style:text-properties officeooo:rsid="00d2b6b1"/>
    </style:style>
    <style:style style:name="T13" style:family="text">
      <style:text-properties officeooo:rsid="00d59a8f"/>
    </style:style>
    <style:style style:name="T14" style:family="text">
      <style:text-properties officeooo:rsid="00d7ff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olr = Lucene + Added features</text:h>
      <text:p text:style-name="P2"/>
      <text:p text:style-name="P3"><text:span text:style-name="T1">I like both, Lucene and Solr, they are amazing open source projects which help for </text:span>full-featured text search <text:span text:style-name="T2">along with the high-performance. </text:span>Lucene is a powerful search engine framework that lets us add search capability to our application. <text:span text:style-name="T3">While, </text:span>Solr is a web application built on top of Lucene. <text:span text:style-name="T3">That means,</text:span></text:p>
      <text:p text:style-name="P3">Certainly Solr = Lucene + Added features. </text:p>
      <text:p text:style-name="P4"><text:span text:style-name="T4">As seen in above expression, Solr is not just a http-wrapper around Lucene but has been known to add more arsenal to Lucene. </text:span>Solr major features include powerful full-text search, hit highlighting, faceted search, dynamic clustering, database integration, and rich document (e.g., Word, PDF) handling. Solr is highly scalable, providing distributed search and index replication, and it powers the search and navigation features of many of the world's largest internet sites. <text:span text:style-name="T4"><text:s text:c="2"/></text:span></text:p>
      <text:p text:style-name="P10">A simple way to conceptualize the relationship between Solr and Lucene is that of a car and its engine. You can't drive an engine, but you can drive a car. Similarly, Lucene is a programmatic library which you can't use as-is, whereas Solr is a complete application which you can use out-of-box.</text:p>
      <text:p text:style-name="P4"/>
      <text:p text:style-name="P4"><text:span text:style-name="Strong_20_Emphasis">When to </text:span><text:span text:style-name="Strong_20_Emphasis"><text:span text:style-name="T5">Choose</text:span></text:span><text:span text:style-name="Strong_20_Emphasis"> Lucene?</text:span></text:p>
      <text:list xml:id="list2642317080072419876" text:style-name="L9">
        <text:list-item>
          <text:p text:style-name="P5"><text:span text:style-name="Strong_20_Emphasis"><text:span text:style-name="T6">Lucene </text:span></text:span><text:span text:style-name="Strong_20_Emphasis"><text:span text:style-name="T7">gives more control, it </text:span></text:span>is a plain Jar and it could be used as the way we require<text:span text:style-name="Strong_20_Emphasis"><text:span text:style-name="T6">.</text:span></text:span></text:p>
        </text:list-item>
        <text:list-item>
          <text:p text:style-name="P6">You<text:span text:style-name="T11">r</text:span> requirements demand you to do all sorts of geeky customization to Lucene</text:p>
        </text:list-item>
        <text:list-item>
          <text:p text:style-name="P6">You are willing to take care of infrastructure elements of your search like scaling, distribution, etc.</text:p>
        </text:list-item>
        <text:list-item>
          <text:p text:style-name="P7"><text:span text:style-name="Strong_20_Emphasis"><text:span text:style-name="T9">If you did not want to depend on any web server</text:span></text:span></text:p>
        </text:list-item>
        <text:list-item>
          <text:p text:style-name="P7">Incremental Updates: When ever new documents are added, IndexReader needs to reopen to get the new documents reflect in search.</text:p>
        </text:list-item>
        <text:list-item>
          <text:p text:style-name="P7">Warming the searcher: When ever new searcher is opened or reopened, It should be warmed by performing couple of search. This will help to load the cache and subsequent search will be faster.</text:p>
        </text:list-item>
      </text:list>
      <text:p text:style-name="P8"><text:span text:style-name="Strong_20_Emphasis">When to </text:span><text:span text:style-name="Strong_20_Emphasis"><text:span text:style-name="T5">Choose</text:span></text:span><text:span text:style-name="Strong_20_Emphasis"> </text:span><text:span text:style-name="Strong_20_Emphasis"><text:span text:style-name="T12">Solr</text:span></text:span><text:span text:style-name="Strong_20_Emphasis">?</text:span></text:p>
      <text:p text:style-name="P8">Solr uses the Lucene Java search library at its core for full-text indexing and search, and has REST-like HTTP/XML and JSON APIs. </text:p>
      <text:list xml:id="list7232057353158828322" text:style-name="L10">
        <text:list-item>
          <text:p text:style-name="P13">You want something that is ready to use out-of-the-box (even without knowledge of Java)</text:p>
        </text:list-item>
        <text:list-item>
          <text:p text:style-name="P13">To index and search docs easily by writting few <text:span text:style-name="T13">lines of </text:span>code</text:p>
        </text:list-item>
        <text:list-item>
          <text:p text:style-name="P13">Your infrastructure requirements outweigh search customization requirements</text:p>
        </text:list-item>
        <text:list-item>
          <text:p text:style-name="P12">Solr is a standalone App and it takes care most of the stuff like incremental updates, warmup <text:soft-page-break/>the reader etc. </text:p>
        </text:list-item>
        <text:list-item>
          <text:p text:style-name="P12">Solr could be extended to multiple nodes. It supports distributed search but not distributed indexing. </text:p>
        </text:list-item>
        <text:list-item>
          <text:p text:style-name="P12">To use Facet search and hit highlighting. </text:p>
        </text:list-item>
        <text:list-item>
          <text:p text:style-name="P12">For Java developers, Solrj library is available, which helps to communicate with the server via API. </text:p>
        </text:list-item>
        <text:list-item>
          <text:p text:style-name="P9">Solr could be used from any programming language which supports HTTP/XML and JSON. </text:p>
        </text:list-item>
      </text:list>
      <text:p text:style-name="P11"><text:span text:style-name="T14">In one line, If you want more control, then use Lucene. For </text:span>faster development, easy to learn, choose Solr.<text:span text:style-name="T14"> </text:span></text:p>
      <text:p text:style-name="P8"/>
      <text:p text:style-name="P8"><text:span text:style-name="Strong_20_Emphasis"/></text:p>
      <text:p text:style-name="P4"/>
      <text:p text:style-name="P3"/>
      <text:p text:style-name="P3"><text:s/><text:span text:style-name="T2"><text:s/></text:span><text:s/><text:span text:style-name="T1"><tex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58:42.848106341</meta:creation-date>
    <dc:date>2016-07-21T18:51:47.788166712</dc:date>
    <meta:editing-duration>PT4H53M42S</meta:editing-duration>
    <meta:editing-cycles>191</meta:editing-cycles>
    <meta:generator>LibreOffice/4.2.8.2$Linux_X86_64 LibreOffice_project/420m0$Build-2</meta:generator>
    <meta:document-statistic meta:table-count="0" meta:image-count="0" meta:object-count="0" meta:page-count="2" meta:paragraph-count="24" meta:word-count="466" meta:character-count="2746" meta:non-whitespace-character-count="2302"/>
  </office:meta>
</office:document-meta>
</file>